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color="#ff0000" fo:font-size="13pt" fo:font-weight="bold" style:font-size-asian="13pt" style:font-weight-asian="bold" style:font-size-complex="13pt" style:font-weight-complex="bold"/>
    </style:style>
    <style:style style:name="P3" style:family="paragraph" style:parent-style-name="Preformatted_20_Text">
      <style:text-properties fo:background-color="#ffff00"/>
    </style:style>
    <style:style style:name="P4" style:family="paragraph" style:parent-style-name="Preformatted_20_Text">
      <style:text-properties fo:background-color="#ffffff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JavaScript Questions : Boocle</text:p>
      <text:p text:style-name="P2"/>
      <text:p text:style-name="P2"/>
      <text:p text:style-name="Preformatted_20_Text"/>
      <text:p text:style-name="P1"># Q1 Which of the following is the correct feature of While loop ?</text:p>
      <text:p text:style-name="Preformatted_20_Text"/>
      <text:p text:style-name="Preformatted_20_Text">.<text:span text:style-name="T1">A : While loops can execute a block of code as long as a specified condition is true </text:span></text:p>
      <text:p text:style-name="Preformatted_20_Text">.B : While loops can execute a block of code as long as a specified condition is false </text:p>
      <text:p text:style-name="Preformatted_20_Text"/>
      <text:p text:style-name="Preformatted_20_Text"/>
      <text:p text:style-name="Preformatted_20_Text"/>
      <text:p text:style-name="P1"># Q2 <text:s/>What will happen if an infinite while loop is ran in javascript?</text:p>
      <text:p text:style-name="P3"/>
      <text:p text:style-name="P3">.A : the program will crash</text:p>
      <text:p text:style-name="P3">.B : <text:s/>the computer will crash</text:p>
      <text:p text:style-name="Preformatted_20_Text">.C : <text:s/>the while loop will run as normal</text:p>
      <text:p text:style-name="Preformatted_20_Text"/>
      <text:p text:style-name="P1"/>
      <text:p text:style-name="P1"># Q3 Which of the following is an infinite loop?</text:p>
      <text:p text:style-name="Preformatted_20_Text"/>
      <text:p text:style-name="Preformatted_20_Text">//Loop 1</text:p>
      <text:p text:style-name="Preformatted_20_Text"/>
      <text:p text:style-name="Preformatted_20_Text">let i = 1 </text:p>
      <text:p text:style-name="Preformatted_20_Text">while(1 = 4) { </text:p>
      <text:p text:style-name="Preformatted_20_Text"><text:s text:c="2"/>console.log("loading…") </text:p>
      <text:p text:style-name="Preformatted_20_Text">} </text:p>
      <text:p text:style-name="Preformatted_20_Text"/>
      <text:p text:style-name="Preformatted_20_Text">//Loop 2 </text:p>
      <text:p text:style-name="Preformatted_20_Text"/>
      <text:p text:style-name="Preformatted_20_Text">let i = 1</text:p>
      <text:p text:style-name="Preformatted_20_Text">while(1 = 4) { </text:p>
      <text:p text:style-name="Preformatted_20_Text"><text:s text:c="2"/>console.log("loading…") </text:p>
      <text:p text:style-name="Preformatted_20_Text"><text:s text:c="2"/>i = i + 1 </text:p>
      <text:p text:style-name="Preformatted_20_Text">} </text:p>
      <text:p text:style-name="Preformatted_20_Text"/>
      <text:p text:style-name="P3">//Loop 3 </text:p>
      <text:p text:style-name="P3"/>
      <text:p text:style-name="P3">let i = 1 </text:p>
      <text:p text:style-name="P3">while(1 &lt; 4) { </text:p>
      <text:p text:style-name="P3"><text:s text:c="2"/>console.log("loading…") </text:p>
      <text:p text:style-name="P3"><text:s text:c="2"/>i = i + 1 </text:p>
      <text:p text:style-name="P3">}</text:p>
      <text:p text:style-name="Preformatted_20_Text"/>
      <text:p text:style-name="Preformatted_20_Text">// Loop 4 </text:p>
      <text:p text:style-name="Preformatted_20_Text">let i = 1 </text:p>
      <text:p text:style-name="Preformatted_20_Text">while(i &lt;= 4) { </text:p>
      <text:p text:style-name="Preformatted_20_Text"><text:s text:c="2"/>console.log("loading…") </text:p>
      <text:p text:style-name="Preformatted_20_Text"><text:s text:c="2"/>i = i + 1 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.A : loop 1 </text:p>
      <text:p text:style-name="Preformatted_20_Text">.B : loop 2</text:p>
      <text:p text:style-name="Preformatted_20_Text">.C : loop 3</text:p>
      <text:p text:style-name="Preformatted_20_Text">.D : loop 4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1"># Q4 <text:s text:c="5"/>?</text:p>
      <text:p text:style-name="Preformatted_20_Text">let <text:s/>i=1;</text:p>
      <text:p text:style-name="Preformatted_20_Text">while(i&lt;10){</text:p>
      <text:p text:style-name="Preformatted_20_Text">    i++;</text:p>
      <text:p text:style-name="Preformatted_20_Text">    i++;</text:p>
      <text:p text:style-name="Preformatted_20_Text">}</text:p>
      <text:p text:style-name="Preformatted_20_Text">console.log( i );</text:p>
      <text:p text:style-name="Preformatted_20_Text"/>
      <text:p text:style-name="Preformatted_20_Text">.A : 1 </text:p>
      <text:p text:style-name="Preformatted_20_Text">.B : 9</text:p>
      <text:p text:style-name="P4">.C : 10</text:p>
      <text:p text:style-name="P3">.D : 11</text:p>
      <text:p text:style-name="Preformatted_20_Text">.E : 20</text:p>
      <text:p text:style-name="Preformatted_20_Text">.F : une erreur </text:p>
      <text:p text:style-name="Preformatted_20_Text">.G : boucle infinie </text:p>
      <text:p text:style-name="Preformatted_20_Text"/>
      <text:p text:style-name="Preformatted_20_Text"><text:s/></text:p>
      <text:p text:style-name="P1"># Q5 While loop condition is evaluated before executing the statement. ?</text:p>
      <text:p text:style-name="P1"/>
      <text:p text:style-name="P3">.A : true </text:p>
      <text:p text:style-name="Preformatted_20_Text">.B : false</text:p>
      <text:p text:style-name="Preformatted_20_Text"/>
      <text:p text:style-name="Preformatted_20_Text"/>
      <text:p text:style-name="P1"># Q6 What does the following snippet output ?</text:p>
      <text:p text:style-name="Preformatted_20_Text"/>
      <text:p text:style-name="Preformatted_20_Text">let name = ""</text:p>
      <text:p text:style-name="Preformatted_20_Text">let count = 1</text:p>
      <text:p text:style-name="Preformatted_20_Text">while (name.length &lt; 5 ){</text:p>
      <text:p text:style-name="Preformatted_20_Text"><text:s text:c="2"/>name = name +count</text:p>
      <text:p text:style-name="Preformatted_20_Text">}</text:p>
      <text:p text:style-name="Preformatted_20_Text">console.log(name)</text:p>
      <text:p text:style-name="Preformatted_20_Text"/>
      <text:p text:style-name="Preformatted_20_Text">.A : "1234"</text:p>
      <text:p text:style-name="Preformatted_20_Text">.B : "12345"</text:p>
      <text:p text:style-name="P3">.C : "1111"</text:p>
      <text:p text:style-name="Preformatted_20_Text">.D : ""</text:p>
      <text:p text:style-name="P1"/>
      <text:p text:style-name="P1"># Q7 What does the following snippet output ?</text:p>
      <text:p text:style-name="Preformatted_20_Text"/>
      <text:p text:style-name="Preformatted_20_Text">let count</text:p>
      <text:p text:style-name="Preformatted_20_Text">for (let i = 0; i &lt; 5; i++) {</text:p>
      <text:p text:style-name="Preformatted_20_Text"><text:s/>count = i</text:p>
      <text:p text:style-name="Preformatted_20_Text">}</text:p>
      <text:p text:style-name="Preformatted_20_Text">console.log(count)</text:p>
      <text:p text:style-name="Preformatted_20_Text"/>
      <text:p text:style-name="Preformatted_20_Text">.A : undefined </text:p>
      <text:p text:style-name="Preformatted_20_Text">.B : <text:s/>0</text:p>
      <text:p text:style-name="P3">.C : 4</text:p>
      <text:p text:style-name="Preformatted_20_Text">.D : 5 </text:p>
      <text:p text:style-name="Preformatted_20_Text"/>
      <text:p text:style-name="P1"># Q8 What does this for loop do ?</text:p>
      <text:p text:style-name="Preformatted_20_Text"/>
      <text:p text:style-name="Preformatted_20_Text">for (let i = 2; i &lt;= 10; i++) {</text:p>
      <text:p text:style-name="Preformatted_20_Text"><text:s text:c="2"/>console.log(i) </text:p>
      <text:p text:style-name="Preformatted_20_Text">}</text:p>
      <text:p text:style-name="Preformatted_20_Text"/>
      <text:p text:style-name="Preformatted_20_Text">.A : prints the numbers 1 to 10</text:p>
      <text:p text:style-name="P3">.B : prints the numbers 2 to 10</text:p>
      <text:p text:style-name="Preformatted_20_Text">.D : prints the numbers 2 to 9</text:p>
      <text:p text:style-name="Preformatted_20_Text">.C : prints i ten times </text:p>
      <text:p text:style-name="P1"/>
      <text:p text:style-name="P1"># Q9 What does the following snippet output ?</text:p>
      <text:p text:style-name="Preformatted_20_Text"/>
      <text:p text:style-name="Preformatted_20_Text"><text:soft-page-break/>for(var i=0; i&lt;1; i++){}</text:p>
      <text:p text:style-name="Preformatted_20_Text"/>
      <text:p text:style-name="Preformatted_20_Text">console.log(i);</text:p>
      <text:p text:style-name="Preformatted_20_Text"/>
      <text:p text:style-name="Preformatted_20_Text">.A : 0 </text:p>
      <text:p text:style-name="P3">.B : 1</text:p>
      <text:p text:style-name="Preformatted_20_Text">.C : 2</text:p>
      <text:p text:style-name="Preformatted_20_Text">.D : null</text:p>
      <text:p text:style-name="Preformatted_20_Text">.E : undefined</text:p>
      <text:p text:style-name="Preformatted_20_Text">.F : erreur</text:p>
      <text:p text:style-name="Preformatted_20_Text"/>
      <text:p text:style-name="Preformatted_20_Text"><text:span text:style-name="T2"># Q10 <text:s text:c="3"/>What does the following snippet output ?</text:span> </text:p>
      <text:p text:style-name="Preformatted_20_Text"><text:s text:c="18"/>let i = 0, j = 0;</text:p>
      <text:p text:style-name="Preformatted_20_Text"/>
      <text:p text:style-name="Preformatted_20_Text">for( i=0; i&lt;1; i++){</text:p>
      <text:p text:style-name="Preformatted_20_Text">    j++;</text:p>
      <text:p text:style-name="Preformatted_20_Text">}</text:p>
      <text:p text:style-name="Preformatted_20_Text"/>
      <text:p text:style-name="Preformatted_20_Text">console.log(i+"/"+j );</text:p>
      <text:p text:style-name="Preformatted_20_Text"/>
      <text:p text:style-name="Preformatted_20_Text">.A : 0/0 </text:p>
      <text:p text:style-name="Preformatted_20_Text">.B : 0/1</text:p>
      <text:p text:style-name="Preformatted_20_Text">.C : 0/2</text:p>
      <text:p text:style-name="Preformatted_20_Text">.D : 1/0</text:p>
      <text:p text:style-name="P3">.E : 1/1</text:p>
      <text:p text:style-name="Preformatted_20_Text">.F : 1/2</text:p>
      <text:p text:style-name="Preformatted_20_Text">.G : 2/0</text:p>
      <text:p text:style-name="Preformatted_20_Text">.H : 2/1</text:p>
      <text:p text:style-name="Preformatted_20_Text">.I : 2/2</text:p>
      <text:p text:style-name="Preformatted_20_Text"/>
      <text:p text:style-name="P1"># Q11 What does the following snippet output <text:s/>?</text:p>
      <text:p text:style-name="P1"/>
      <text:p text:style-name="Preformatted_20_Text">var message;</text:p>
      <text:p text:style-name="Preformatted_20_Text">for(var i=0; i&lt;10; i++){</text:p>
      <text:p text:style-name="Preformatted_20_Text">    if( i == 5 ){</text:p>
      <text:p text:style-name="Preformatted_20_Text">        message = function (){</text:p>
      <text:p text:style-name="Preformatted_20_Text">            console.log(i);</text:p>
      <text:p text:style-name="Preformatted_20_Text">        };</text:p>
      <text:p text:style-name="Preformatted_20_Text">    }</text:p>
      <text:p text:style-name="Preformatted_20_Text">}</text:p>
      <text:p text:style-name="Preformatted_20_Text"/>
      <text:p text:style-name="Preformatted_20_Text">message();</text:p>
      <text:p text:style-name="Preformatted_20_Text"/>
      <text:p text:style-name="Preformatted_20_Text">.A : 0</text:p>
      <text:p text:style-name="Preformatted_20_Text">.B : 5</text:p>
      <text:p text:style-name="Preformatted_20_Text">.C : 6</text:p>
      <text:p text:style-name="P3">.D : 10</text:p>
      <text:p text:style-name="Preformatted_20_Text">.E : 11</text:p>
      <text:p text:style-name="P4">.F : undefined</text:p>
      <text:p text:style-name="Preformatted_20_Text"><text:s text:c="79"/></text:p>
      <text:p text:style-name="Preformatted_20_Text"><text:span text:style-name="T2"># Q 12.1 <text:s/>What does the following snippet output ?</text:span> </text:p>
      <text:p text:style-name="Preformatted_20_Text">let str = "1"</text:p>
      <text:p text:style-name="Preformatted_20_Text">for (let i = 1 ; i &lt;5 ; i++){</text:p>
      <text:p text:style-name="Preformatted_20_Text"><text:s text:c="3"/>if(str.length ===3){</text:p>
      <text:p text:style-name="Preformatted_20_Text"><text:s text:c="7"/>break;</text:p>
      <text:p text:style-name="Preformatted_20_Text"><text:s text:c="3"/>}</text:p>
      <text:p text:style-name="Preformatted_20_Text"><text:s text:c="3"/>str="0"+str</text:p>
      <text:p text:style-name="Preformatted_20_Text">}</text:p>
      <text:p text:style-name="Preformatted_20_Text">console.log(str)</text:p>
      <text:p text:style-name="Preformatted_20_Text"/>
      <text:p text:style-name="Preformatted_20_Text">.A : "00001" </text:p>
      <text:p text:style-name="P3">.B : <text:s/>"001"</text:p>
      <text:p text:style-name="Preformatted_20_Text">.C : "1"</text:p>
      <text:p text:style-name="Preformatted_20_Text">.D : NaN</text:p>
      <text:p text:style-name="Preformatted_20_Text"><text:soft-page-break/></text:p>
      <text:p text:style-name="P1"># Q12.2 What does the following snippet output?</text:p>
      <text:p text:style-name="Preformatted_20_Text"/>
      <text:p text:style-name="Preformatted_20_Text">let s=0</text:p>
      <text:p text:style-name="Preformatted_20_Text">let array =[10,20,30,40]</text:p>
      <text:p text:style-name="Preformatted_20_Text">for (let i = 0 ; i &lt;array.length ; i++){</text:p>
      <text:p text:style-name="Preformatted_20_Text"><text:s text:c="3"/>if(i===1){</text:p>
      <text:p text:style-name="Preformatted_20_Text"><text:s text:c="7"/>continue;</text:p>
      <text:p text:style-name="Preformatted_20_Text"><text:s text:c="3"/>}</text:p>
      <text:p text:style-name="Preformatted_20_Text"><text:s text:c="3"/>s=s+array[i]</text:p>
      <text:p text:style-name="Preformatted_20_Text">}</text:p>
      <text:p text:style-name="Preformatted_20_Text">console.log(s)</text:p>
      <text:p text:style-name="Preformatted_20_Text"/>
      <text:p text:style-name="Preformatted_20_Text">.A : 10 </text:p>
      <text:p text:style-name="Preformatted_20_Text">.B : 60</text:p>
      <text:p text:style-name="P3">.C : 80</text:p>
      <text:p text:style-name="Preformatted_20_Text">.D : 100</text:p>
      <text:p text:style-name="Preformatted_20_Text"/>
      <text:p text:style-name="Preformatted_20_Text"/>
      <text:p text:style-name="P1"/>
      <text:p text:style-name="P1"># Q13 Which of the following for loops prints the block of code below?</text:p>
      <text:p text:style-name="P1"><text:s text:c="24"/></text:p>
      <text:p text:style-name="P1"><text:s text:c="31"/>"0 5 10 15 20 25 "</text:p>
      <text:p text:style-name="Preformatted_20_Text"/>
      <text:p text:style-name="Preformatted_20_Text">//Loop 1 </text:p>
      <text:p text:style-name="Preformatted_20_Text"/>
      <text:p text:style-name="Preformatted_20_Text">for (let i = 1; i &lt;= 25; i+= 5) {</text:p>
      <text:p text:style-name="Preformatted_20_Text"><text:s text:c="4"/>console.log(i)</text:p>
      <text:p text:style-name="Preformatted_20_Text">}</text:p>
      <text:p text:style-name="Preformatted_20_Text">//Loop 2 </text:p>
      <text:p text:style-name="Preformatted_20_Text"/>
      <text:p text:style-name="Preformatted_20_Text">for (let i = 0; i &lt; 26; i += 5) {</text:p>
      <text:p text:style-name="Preformatted_20_Text"><text:s text:c="4"/>console.log(i)</text:p>
      <text:p text:style-name="Preformatted_20_Text">}</text:p>
      <text:p text:style-name="Preformatted_20_Text">//Loop 3 </text:p>
      <text:p text:style-name="Preformatted_20_Text"/>
      <text:p text:style-name="Preformatted_20_Text">for (let i = 0; i &lt; 26; i += 5) {</text:p>
      <text:p text:style-name="Preformatted_20_Text"><text:s text:c="4"/>console.log(i)</text:p>
      <text:p text:style-name="Preformatted_20_Text">}</text:p>
      <text:p text:style-name="Preformatted_20_Text">//Loop 4 </text:p>
      <text:p text:style-name="Preformatted_20_Text"/>
      <text:p text:style-name="Preformatted_20_Text">for (let i = 0; i &lt; 25; i =i+ 5) {</text:p>
      <text:p text:style-name="Preformatted_20_Text"><text:s text:c="4"/>console.log(i)</text:p>
      <text:p text:style-name="Preformatted_20_Text">}</text:p>
      <text:p text:style-name="Preformatted_20_Text">//Loop 5 </text:p>
      <text:p text:style-name="Preformatted_20_Text"/>
      <text:p text:style-name="Preformatted_20_Text">for (let i = 0; i &lt;= 25; i =+ 5) {</text:p>
      <text:p text:style-name="Preformatted_20_Text"><text:s text:c="4"/>console.log(i)</text:p>
      <text:p text:style-name="Preformatted_20_Text">}</text:p>
      <text:p text:style-name="Preformatted_20_Text"/>
      <text:p text:style-name="Preformatted_20_Text">.A : Loop 1 </text:p>
      <text:p text:style-name="P3">.B : Loop 2 </text:p>
      <text:p text:style-name="P3">.C : Loop 3 </text:p>
      <text:p text:style-name="Preformatted_20_Text">.D : Loop 4</text:p>
      <text:p text:style-name="Preformatted_20_Text">.E : Loop 5</text:p>
      <text:p text:style-name="Preformatted_20_Text"/>
      <text:p text:style-name="P1"># Q14 Which of the following uses correct for loop syntax ?</text:p>
      <text:p text:style-name="Preformatted_20_Text"/>
      <text:p text:style-name="Preformatted_20_Text"/>
      <text:p text:style-name="P3">.A : let number = 0 ; for(;number&lt;5;){console.log(number);number ++}</text:p>
      <text:p text:style-name="P3">.B : for (let number = 0 ; number &lt;5 ;number++) {console.log(number)} </text:p>
      <text:p text:style-name="Preformatted_20_Text">.C : <text:s/>let j = 0 for(let i =0 ; i &lt;5 ; i++ ; j++) {console.log(i)}</text:p>
      <text:p text:style-name="Preformatted_20_Text">.D : for(let i =0 ; i&lt;100;i++){} </text:p>
      <text:p text:style-name="Preformatted_20_Text"><text:s text:c="26"/>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1"># Q15 for of loop is used to <text:s/>: </text:p>
      <text:p text:style-name="P1"/>
      <text:p text:style-name="Preformatted_20_Text">.A : <text:s/>loop over array values </text:p>
      <text:p text:style-name="P3">.B : <text:s/>loop over array indexes</text:p>
      <text:p text:style-name="Preformatted_20_Text">.C : <text:s/>loop over object property names</text:p>
      <text:p text:style-name="Preformatted_20_Text"/>
      <text:p text:style-name="Preformatted_20_Text"/>
      <text:p text:style-name="Preformatted_20_Text"/>
      <text:p text:style-name="P1"># Q16 What does this for loop do ?</text:p>
      <text:p text:style-name="Preformatted_20_Text"/>
      <text:p text:style-name="Preformatted_20_Text"/>
      <text:p text:style-name="Preformatted_20_Text">let array = ['a', 'b', 'c', 'd'];</text:p>
      <text:p text:style-name="Preformatted_20_Text">for (let item of array) {</text:p>
      <text:p text:style-name="Preformatted_20_Text"><text:s text:c="2"/>console.log(item)</text:p>
      <text:p text:style-name="Preformatted_20_Text">} </text:p>
      <text:p text:style-name="P3">.A : prints all array elements</text:p>
      <text:p text:style-name="Preformatted_20_Text">.B : prints the first element of the array <text:s/></text:p>
      <text:p text:style-name="Preformatted_20_Text">.C : prints elements indexes</text:p>
      <text:p text:style-name="Preformatted_20_Text"/>
      <text:p text:style-name="P1"># Q17 What will be output of below statements ?</text:p>
      <text:p text:style-name="Preformatted_20_Text"/>
      <text:p text:style-name="Preformatted_20_Text"><text:s text:c="4"/>let names = ["Nessrine","Manel","Marwa","Achref"]</text:p>
      <text:p text:style-name="Preformatted_20_Text"><text:s text:c="4"/>let str= ""</text:p>
      <text:p text:style-name="Preformatted_20_Text"><text:s text:c="4"/>for(let i of names){</text:p>
      <text:p text:style-name="Preformatted_20_Text"><text:s text:c="5"/>str += i + " "</text:p>
      <text:p text:style-name="Preformatted_20_Text"><text:s text:c="5"/>}</text:p>
      <text:p text:style-name="Preformatted_20_Text"><text:s text:c="4"/>console.log(str)</text:p>
      <text:p text:style-name="Preformatted_20_Text"/>
      <text:p text:style-name="Preformatted_20_Text">.A <text:s/>: <text:s/>["Nessrine","Manel","Marwa","Achref"] </text:p>
      <text:p text:style-name="P3">.B <text:s/>: "Nessrine","Manel","Marwa","Achref"</text:p>
      <text:p text:style-name="Preformatted_20_Text">.C <text:s/>: "0 1 2 3 4"</text:p>
      <text:p text:style-name="Preformatted_20_Text"/>
      <text:p text:style-name="P1"># Q18 <text:s/>Which of the following uses correct for...of loop syntax?</text:p>
      <text:p text:style-name="Preformatted_20_Text"/>
      <text:p text:style-name="Preformatted_20_Text"/>
      <text:p text:style-name="Preformatted_20_Text">//Loop 1</text:p>
      <text:p text:style-name="Preformatted_20_Text">let array = [500 , 600, 330, 4]</text:p>
      <text:p text:style-name="Preformatted_20_Text">for (let item of array; i++){</text:p>
      <text:p text:style-name="Preformatted_20_Text"><text:s text:c="3"/>console.log(i, item)</text:p>
      <text:p text:style-name="Preformatted_20_Text">}</text:p>
      <text:p text:style-name="Preformatted_20_Text">//Loop2</text:p>
      <text:p text:style-name="Preformatted_20_Text">let array = [500 , 600, 330, 4]</text:p>
      <text:p text:style-name="Preformatted_20_Text">let i=0</text:p>
      <text:p text:style-name="Preformatted_20_Text">for (let item of array){</text:p>
      <text:p text:style-name="Preformatted_20_Text"><text:s text:c="2"/>console.log(i, item)</text:p>
      <text:p text:style-name="Preformatted_20_Text"><text:s text:c="2"/>i++</text:p>
      <text:p text:style-name="Preformatted_20_Text">}</text:p>
      <text:p text:style-name="Preformatted_20_Text">//Loop 3 </text:p>
      <text:p text:style-name="Preformatted_20_Text">let array = [500 , 600, 330, 4]</text:p>
      <text:p text:style-name="Preformatted_20_Text">for (let x of array){</text:p>
      <text:p text:style-name="Preformatted_20_Text"><text:s text:c="2"/>console.log(x)</text:p>
      <text:p text:style-name="Preformatted_20_Text">}</text:p>
      <text:p text:style-name="Preformatted_20_Text"><text:s text:c="27"/></text:p>
      <text:p text:style-name="Preformatted_20_Text">.A <text:s/>: Loop 1</text:p>
      <text:p text:style-name="P3">.B <text:s/>: Loop 2 </text:p>
      <text:p text:style-name="P3">.C <text:s/>: Loop 3</text:p>
      <text:p text:style-name="Preformatted_20_Text"/>
      <text:p text:style-name="P1"># Q19 <text:s/>What does the following snippet output?</text:p>
      <text:p text:style-name="Preformatted_20_Text"/>
      <text:p text:style-name="Preformatted_20_Text"><text:soft-page-break/>let name = "Ayoub"</text:p>
      <text:p text:style-name="Preformatted_20_Text">let name2 = ""</text:p>
      <text:p text:style-name="Preformatted_20_Text">for(let i of name){</text:p>
      <text:p text:style-name="Preformatted_20_Text"><text:s text:c="3"/>name2 += i+ " "</text:p>
      <text:p text:style-name="Preformatted_20_Text">}</text:p>
      <text:p text:style-name="Preformatted_20_Text">console.log(name2)</text:p>
      <text:p text:style-name="Preformatted_20_Text"/>
      <text:p text:style-name="Preformatted_20_Text">.A <text:s/>: "Ayoub" </text:p>
      <text:p text:style-name="P3">.B <text:s/>: "A y o u b"</text:p>
      <text:p text:style-name="Preformatted_20_Text">.C <text:s/>: "0 1 2 3 4"</text:p>
      <text:p text:style-name="Preformatted_20_Text"/>
      <text:p text:style-name="Preformatted_20_Text"># Q20 What will be output of below statements?</text:p>
      <text:p text:style-name="Preformatted_20_Text"/>
      <text:p text:style-name="Preformatted_20_Text">let str = ""</text:p>
      <text:p text:style-name="Preformatted_20_Text">let obj = {a: 1, b: 2, c: 3}</text:p>
      <text:p text:style-name="Preformatted_20_Text"/>
      <text:p text:style-name="Preformatted_20_Text">for (let prop in obj) {</text:p>
      <text:p text:style-name="Preformatted_20_Text"><text:s text:c="2"/>str = str + obj[prop]</text:p>
      <text:p text:style-name="Preformatted_20_Text">}</text:p>
      <text:p text:style-name="Preformatted_20_Text">console.log(str)</text:p>
      <text:p text:style-name="Preformatted_20_Text"/>
      <text:p text:style-name="Preformatted_20_Text">.A <text:s/>: "abc" </text:p>
      <text:p text:style-name="P3">.B <text:s/>: "123"</text:p>
      <text:p text:style-name="Preformatted_20_Text">.C <text:s/>: "a:1 b:2 c:3"</text:p>
      <text:p text:style-name="Preformatted_20_Text"/>
      <text:p text:style-name="P3"># Q21 Can we use for..in loop for iterating over a string ?</text:p>
      <text:p text:style-name="Preformatted_20_Text"/>
      <text:p text:style-name="P3">.A <text:s/>: true </text:p>
      <text:p text:style-name="Preformatted_20_Text">.B <text:s/>: false</text:p>
      <text:p text:style-name="Preformatted_20_Text"/>
      <text:p text:style-name="Preformatted_20_Text"/>
      <text:p text:style-name="P1"># Q22 What does the following snippet output?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let person = {</text:p>
      <text:p text:style-name="Preformatted_20_Text"><text:s text:c="4"/>name :"Sarrah",</text:p>
      <text:p text:style-name="Preformatted_20_Text"><text:s text:c="4"/>color:25</text:p>
      <text:p text:style-name="Preformatted_20_Text">}</text:p>
      <text:p text:style-name="Preformatted_20_Text"/>
      <text:p text:style-name="Preformatted_20_Text">for(let prop in person){</text:p>
      <text:p text:style-name="Preformatted_20_Text"><text:s text:c="4"/>if (prop === "name"){</text:p>
      <text:p text:style-name="Preformatted_20_Text"><text:s text:c="8"/>console.log(person.prop)</text:p>
      <text:p text:style-name="Preformatted_20_Text"><text:s text:c="4"/>}</text:p>
      <text:p text:style-name="Preformatted_20_Text">}</text:p>
      <text:p text:style-name="Preformatted_20_Text">.A <text:s/>: "Syrine"</text:p>
      <text:p text:style-name="Preformatted_20_Text">.B <text:s/>: 25</text:p>
      <text:p text:style-name="Preformatted_20_Text">.C <text:s/>: "name"</text:p>
      <text:p text:style-name="P3">.D <text:s/>: undefined</text:p>
      <text:p text:style-name="Preformatted_20_Text"/>
      <text:p text:style-name="P1"># Q23 What does the following snippet output?</text:p>
      <text:p text:style-name="Preformatted_20_Text"/>
      <text:p text:style-name="Preformatted_20_Text"/>
      <text:p text:style-name="Preformatted_20_Text">let car = {</text:p>
      <text:p text:style-name="Preformatted_20_Text"><text:s text:c="3"/>type :"Ford",</text:p>
      <text:p text:style-name="Preformatted_20_Text"><text:s text:c="3"/>color:"red"</text:p>
      <text:p text:style-name="Preformatted_20_Text">}</text:p>
      <text:p text:style-name="Preformatted_20_Text"/>
      <text:p text:style-name="Preformatted_20_Text">for(let prop in car){</text:p>
      <text:p text:style-name="Preformatted_20_Text"><text:s text:c="3"/>if (prop === "color"){</text:p>
      <text:p text:style-name="Preformatted_20_Text"><text:s text:c="7"/>console.log(car[prop])</text:p>
      <text:p text:style-name="Preformatted_20_Text"><text:s text:c="3"/>}</text:p>
      <text:p text:style-name="Preformatted_20_Text">}</text:p>
      <text:p text:style-name="Preformatted_20_Text"><text:soft-page-break/>.A <text:s/>: red</text:p>
      <text:p text:style-name="Preformatted_20_Text">.B <text:s/>: Ford</text:p>
      <text:p text:style-name="Preformatted_20_Text">.C <text:s/>: {color: red }</text:p>
      <text:p text:style-name="Preformatted_20_Text"/>
      <text:p text:style-name="Preformatted_20_Text"># Q24 <text:s/>What does the following snippet output?</text:p>
      <text:p text:style-name="Preformatted_20_Text"/>
      <text:p text:style-name="Preformatted_20_Text"/>
      <text:p text:style-name="Preformatted_20_Text">let car = {</text:p>
      <text:p text:style-name="Preformatted_20_Text"><text:s text:c="3"/>type :"Ford",</text:p>
      <text:p text:style-name="Preformatted_20_Text"><text:s text:c="3"/>color:"red"</text:p>
      <text:p text:style-name="Preformatted_20_Text">}</text:p>
      <text:p text:style-name="Preformatted_20_Text"/>
      <text:p text:style-name="Preformatted_20_Text">for(let prop in car){</text:p>
      <text:p text:style-name="Preformatted_20_Text"><text:s text:c="3"/></text:p>
      <text:p text:style-name="Preformatted_20_Text"><text:s text:c="7"/>console.log(prop)</text:p>
      <text:p text:style-name="Preformatted_20_Text"><text:s text:c="3"/></text:p>
      <text:p text:style-name="Preformatted_20_Text">}</text:p>
      <text:p text:style-name="Preformatted_20_Text">.A <text:s/>: red</text:p>
      <text:p text:style-name="Preformatted_20_Text">.B <text:s/>: Ford</text:p>
      <text:p text:style-name="Preformatted_20_Text">.C <text:s/>: type color</text:p>
      <text:p text:style-name="Preformatted_20_Text"/>
      <text:p text:style-name="Preformatted_20_Text"># Q25 What does the following snippet output?</text:p>
      <text:p text:style-name="Preformatted_20_Text"/>
      <text:p text:style-name="Preformatted_20_Text">let str=""</text:p>
      <text:p text:style-name="Preformatted_20_Text">let array =[1 ,2 ,3, 4]</text:p>
      <text:p text:style-name="Preformatted_20_Text">while (str.length &lt; 9){</text:p>
      <text:p text:style-name="Preformatted_20_Text"><text:s text:c="3"/>for (let i = 0 ; i &lt;array.length ; i++){</text:p>
      <text:p text:style-name="Preformatted_20_Text"><text:s text:c="3"/></text:p>
      <text:p text:style-name="Preformatted_20_Text"><text:s text:c="4"/>if(str[i]==="2"){</text:p>
      <text:p text:style-name="Preformatted_20_Text"><text:s text:c="8"/>continue;</text:p>
      <text:p text:style-name="Preformatted_20_Text"><text:s text:c="4"/>}</text:p>
      <text:p text:style-name="Preformatted_20_Text"><text:s text:c="7"/>str+=array[i]+ " "</text:p>
      <text:p text:style-name="Preformatted_20_Text"><text:s text:c="3"/>}</text:p>
      <text:p text:style-name="Preformatted_20_Text"><text:s text:c="2"/></text:p>
      <text:p text:style-name="Preformatted_20_Text">}</text:p>
      <text:p text:style-name="Preformatted_20_Text">console.log(str)</text:p>
      <text:p text:style-name="Preformatted_20_Text"/>
      <text:p text:style-name="Preformatted_20_Text">.A : "1 2 3 4" </text:p>
      <text:p text:style-name="Preformatted_20_Text">.B : "1 2 4 1 2 4"</text:p>
      <text:p text:style-name="P5">.C : "1 3 4 1 3 4"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1:45:04.621761708</meta:creation-date>
    <dc:date>2020-03-30T13:20:13.548729823</dc:date>
    <meta:editing-duration>PT24M6S</meta:editing-duration>
    <meta:editing-cycles>5</meta:editing-cycles>
    <meta:generator>LibreOffice/6.3.2.2$Linux_X86_64 LibreOffice_project/30$Build-2</meta:generator>
    <meta:document-statistic meta:table-count="0" meta:image-count="0" meta:object-count="0" meta:page-count="7" meta:paragraph-count="309" meta:word-count="1225" meta:character-count="5832" meta:non-whitespace-character-count="4336"/>
  </office:meta>
</office:document-meta>
</file>